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Translator.startLocator( String href , String role , String title , String label , String uri , String name , String raw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Translator.setup( SourceResolver resolver , Map objectModel , String src , Parameters p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ransl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Translator.simpleLink( String href , String role , String arcrole , String title , String show , String actuate , String uri , String name , String raw ,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inkTransl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